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be270" officeooo:paragraph-rsid="001be27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969c" officeooo:paragraph-rsid="001c969c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c969c" officeooo:paragraph-rsid="001c969c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text-properties officeooo:rsid="001b8e00" officeooo:paragraph-rsid="001b8e00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68535" officeooo:paragraph-rsid="00268535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b8e00" officeooo:paragraph-rsid="001b8e00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be270" officeooo:paragraph-rsid="001be270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tyle="italic" style:text-underline-style="none" fo:font-weight="bold" officeooo:rsid="001c969c" officeooo:paragraph-rsid="001c969c" style:font-style-asian="italic" style:font-weight-asian="bold" style:font-style-complex="italic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c969c" officeooo:paragraph-rsid="001c969c" style:font-style-asian="normal" style:font-weight-asian="normal" style:font-style-complex="normal" style:font-weight-complex="normal"/>
    </style:style>
    <style:style style:name="T1" style:family="text">
      <style:text-properties officeooo:rsid="001a2272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c82de"/>
    </style:style>
    <style:style style:name="T4" style:family="text">
      <style:text-properties fo:font-weight="bold" officeooo:rsid="001c82de" style:font-weight-asian="bold" style:font-weight-complex="bold"/>
    </style:style>
    <style:style style:name="T5" style:family="text">
      <style:text-properties officeooo:rsid="001d6748"/>
    </style:style>
    <style:style style:name="T6" style:family="text">
      <style:text-properties officeooo:rsid="001e3c97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result_box"/>Simulation of a team of fire<text:span text:style-name="T1">fighters</text:span></text:p>
      <text:p text:style-name="Standard"/>
      <text:list xml:id="list4650843923515727478" text:style-name="L1">
        <text:list-item>
          <text:p text:style-name="P5">The language used in this project is JAVA</text:p>
        </text:list-item>
        <text:list-item>
          <text:p text:style-name="P6">The project was in <text:span text:style-name="T6">a </text:span>group of three so we used <text:span text:style-name="T2">git</text:span> in order to manage the project and work efficiently</text:p>
        </text:list-item>
        <text:list-item>
          <text:p text:style-name="P7">The objective of this project was to create a simulation of a fire and its extinction by robots. <text:span text:style-name="T5">In this project we use the Dijkstra algorithm to find the shortest path.</text:span></text:p>
        </text:list-item>
        <text:list-item>
          <text:p text:style-name="P8">In this project <text:span text:style-name="T3">I implement the classes which had help to manage the different events such as moving (</text:span><text:span text:style-name="T4">src/events/Deplacer.java</text:span><text:span text:style-name="T3">) extinct a fire (</text:span><text:span text:style-name="T4">src/events/EteindreFeu.java</text:span><text:span text:style-name="T3">) filling a tank (</text:span><text:span text:style-name="T4">src/events/Remplir.java</text:span><text:span text:style-name="T3">) besides this classes that I have implement I have also implemented the class ChefPompier.java (</text:span><text:span text:style-name="T4">src/commandant/ChefPompier.java</text:span><text:span text:style-name="T3">) this class represent the chief of the fire-fighters it's in this class that we coordinate all the actions of the robots.</text:span></text:p>
        </text:list-item>
      </text:list>
      <text:p text:style-name="P2"/>
      <text:p text:style-name="P2"/>
      <text:p text:style-name="P4">Compilation and execution</text:p>
      <text:p text:style-name="P3"/>
      <text:p text:style-name="P3">To compile you can use the command :</text:p>
      <text:list xml:id="list4085324050938348873" text:style-name="L2">
        <text:list-item>
          <text:p text:style-name="P9">make resolution</text:p>
        </text:list-item>
        <text:list-item>
          <text:p text:style-name="P10">the command <text:span text:style-name="T2">make exeResolution </text:span>allow the execu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22:18:00.081219878</meta:creation-date>
    <dc:date>2016-11-27T23:41:31.833801589</dc:date>
    <meta:editing-duration>PT26M16S</meta:editing-duration>
    <meta:editing-cycles>5</meta:editing-cycles>
    <meta:generator>LibreOffice/5.0.6.2$Linux_X86_64 LibreOffice_project/00m0$Build-2</meta:generator>
    <meta:document-statistic meta:table-count="0" meta:image-count="0" meta:object-count="0" meta:page-count="1" meta:paragraph-count="9" meta:word-count="155" meta:character-count="942" meta:non-whitespace-character-count="802"/>
  </office:meta>
</office:document-meta>
</file>